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office:value-type="string">
            <text:p>1. Hallsonde</text:p>
          </table:table-cell>
          <table:table-cell table:number-columns-repeated="8"/>
          <table:table-cell table:style-name="ce4" office:value-type="string" table:number-columns-spanned="2" table:number-rows-spanned="1">
            <text:p>2.Resonanzfrequenz</text:p>
          </table:table-cell>
          <table:covered-table-cell/>
          <table:table-cell table:number-columns-repeated="245"/>
        </table:table-row>
        <table:table-row table:style-name="ro1">
          <table:table-cell office:value-type="string">
            <text:p>x[cm]</text:p>
          </table:table-cell>
          <table:table-cell office:value-type="string">
            <text:p>B[T]</text:p>
          </table:table-cell>
          <table:table-cell office:value-type="string">
            <text:p>sx[cm]</text:p>
          </table:table-cell>
          <table:table-cell office:value-type="string">
            <text:p>sB[T]</text:p>
          </table:table-cell>
          <table:table-cell office:value-type="string">
            <text:p>y[cm]</text:p>
          </table:table-cell>
          <table:table-cell office:value-type="string">
            <text:p>B[T]</text:p>
          </table:table-cell>
          <table:table-cell office:value-type="string">
            <text:p>sx[cm]</text:p>
          </table:table-cell>
          <table:table-cell office:value-type="string">
            <text:p>sB[t]</text:p>
          </table:table-cell>
          <table:table-cell/>
          <table:table-cell office:value-type="string">
            <text:p>Probe</text:p>
          </table:table-cell>
          <table:table-cell office:value-type="string">
            <text:p>fres[kHz]</text:p>
          </table:table-cell>
          <table:table-cell table:number-columns-repeated="245"/>
        </table:table-row>
        <table:table-row table:style-name="ro1">
          <table:table-cell office:value-type="float" office:value="11.75">
            <text:p>1,175E+01</text:p>
          </table:table-cell>
          <table:table-cell office:value-type="float" office:value="0.3595">
            <text:p>3,595E-01</text:p>
          </table:table-cell>
          <table:table-cell office:value-type="float" office:value="0.05">
            <text:p>5,000E-02</text:p>
          </table:table-cell>
          <table:table-cell table:formula="oooc:=[.B3]*0.01" office:value-type="float" office:value="0.003595">
            <text:p>3,595E-03</text:p>
          </table:table-cell>
          <table:table-cell office:value-type="float" office:value="11.85">
            <text:p>1,185E+01</text:p>
          </table:table-cell>
          <table:table-cell office:value-type="float" office:value="0.381">
            <text:p>3,810E-01</text:p>
          </table:table-cell>
          <table:table-cell office:value-type="float" office:value="0.05">
            <text:p>5,000E-02</text:p>
          </table:table-cell>
          <table:table-cell table:formula="oooc:=0.01*[.E3]" office:value-type="float" office:value="0.1185">
            <text:p>1,185E-01</text:p>
          </table:table-cell>
          <table:table-cell/>
          <table:table-cell office:value-type="string">
            <text:p>Wasserstoff</text:p>
          </table:table-cell>
          <table:table-cell table:style-name="ce2" office:value-type="float" office:value="18.199">
            <text:p>1,8199E+01</text:p>
          </table:table-cell>
          <table:table-cell table:number-columns-repeated="245"/>
        </table:table-row>
        <table:table-row table:style-name="ro1">
          <table:table-cell office:value-type="float" office:value="11.43">
            <text:p>1,143E+01</text:p>
          </table:table-cell>
          <table:table-cell office:value-type="float" office:value="0.407">
            <text:p>4,070E-01</text:p>
          </table:table-cell>
          <table:table-cell office:value-type="float" office:value="0.05">
            <text:p>5,000E-02</text:p>
          </table:table-cell>
          <table:table-cell table:formula="oooc:=[.B4]*0.01" office:value-type="float" office:value="0.00407">
            <text:p>4,070E-03</text:p>
          </table:table-cell>
          <table:table-cell office:value-type="float" office:value="12.15">
            <text:p>1,215E+01</text:p>
          </table:table-cell>
          <table:table-cell office:value-type="float" office:value="0.414">
            <text:p>4,140E-01</text:p>
          </table:table-cell>
          <table:table-cell office:value-type="float" office:value="0.05">
            <text:p>5,000E-02</text:p>
          </table:table-cell>
          <table:table-cell table:formula="oooc:=0.01*[.E4]" office:value-type="float" office:value="0.1215">
            <text:p>1,215E-01</text:p>
          </table:table-cell>
          <table:table-cell/>
          <table:table-cell office:value-type="string">
            <text:p>Glykol</text:p>
          </table:table-cell>
          <table:table-cell table:style-name="ce2" office:value-type="float" office:value="18.201">
            <text:p>1,8201E+01</text:p>
          </table:table-cell>
          <table:table-cell table:number-columns-repeated="245"/>
        </table:table-row>
        <table:table-row table:style-name="ro1">
          <table:table-cell office:value-type="float" office:value="11.15">
            <text:p>1,115E+01</text:p>
          </table:table-cell>
          <table:table-cell office:value-type="float" office:value="0.4255">
            <text:p>4,255E-01</text:p>
          </table:table-cell>
          <table:table-cell office:value-type="float" office:value="0.05">
            <text:p>5,000E-02</text:p>
          </table:table-cell>
          <table:table-cell table:formula="oooc:=[.B5]*0.01" office:value-type="float" office:value="0.004255">
            <text:p>4,255E-03</text:p>
          </table:table-cell>
          <table:table-cell office:value-type="float" office:value="12.45">
            <text:p>1,245E+01</text:p>
          </table:table-cell>
          <table:table-cell office:value-type="float" office:value="0.428">
            <text:p>4,280E-01</text:p>
          </table:table-cell>
          <table:table-cell office:value-type="float" office:value="0.05">
            <text:p>5,000E-02</text:p>
          </table:table-cell>
          <table:table-cell table:formula="oooc:=0.01*[.E5]" office:value-type="float" office:value="0.1245">
            <text:p>1,245E-01</text:p>
          </table:table-cell>
          <table:table-cell/>
          <table:table-cell office:value-type="string">
            <text:p>Fluor</text:p>
          </table:table-cell>
          <table:table-cell table:style-name="ce2" office:value-type="float" office:value="17.123">
            <text:p>1,7123E+01</text:p>
          </table:table-cell>
          <table:table-cell table:number-columns-repeated="245"/>
        </table:table-row>
        <table:table-row table:style-name="ro1">
          <table:table-cell office:value-type="float" office:value="10.85">
            <text:p>1,085E+01</text:p>
          </table:table-cell>
          <table:table-cell office:value-type="float" office:value="0.4315">
            <text:p>4,315E-01</text:p>
          </table:table-cell>
          <table:table-cell office:value-type="float" office:value="0.05">
            <text:p>5,000E-02</text:p>
          </table:table-cell>
          <table:table-cell table:formula="oooc:=[.B6]*0.01" office:value-type="float" office:value="0.004315">
            <text:p>4,315E-03</text:p>
          </table:table-cell>
          <table:table-cell office:value-type="float" office:value="12.75">
            <text:p>1,275E+01</text:p>
          </table:table-cell>
          <table:table-cell office:value-type="float" office:value="0.4335">
            <text:p>4,335E-01</text:p>
          </table:table-cell>
          <table:table-cell office:value-type="float" office:value="0.05">
            <text:p>5,000E-02</text:p>
          </table:table-cell>
          <table:table-cell table:formula="oooc:=0.01*[.E6]" office:value-type="float" office:value="0.1275">
            <text:p>1,275E-01</text:p>
          </table:table-cell>
          <table:table-cell table:number-columns-repeated="248"/>
        </table:table-row>
        <table:table-row table:style-name="ro1">
          <table:table-cell office:value-type="float" office:value="10.55">
            <text:p>1,055E+01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7]*0.01" office:value-type="float" office:value="0.004345">
            <text:p>4,345E-03</text:p>
          </table:table-cell>
          <table:table-cell office:value-type="float" office:value="13.05">
            <text:p>1,305E+01</text:p>
          </table:table-cell>
          <table:table-cell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7]" office:value-type="float" office:value="0.1305">
            <text:p>1,305E-01</text:p>
          </table:table-cell>
          <table:table-cell table:number-columns-repeated="248"/>
        </table:table-row>
        <table:table-row table:style-name="ro1">
          <table:table-cell office:value-type="float" office:value="10.25">
            <text:p>1,025E+01</text:p>
          </table:table-cell>
          <table:table-cell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8]*0.01" office:value-type="float" office:value="0.00435">
            <text:p>4,350E-03</text:p>
          </table:table-cell>
          <table:table-cell office:value-type="float" office:value="13.35">
            <text:p>1,335E+01</text:p>
          </table:table-cell>
          <table:table-cell table:formula="oooc:=[.F7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8]" office:value-type="float" office:value="0.1335">
            <text:p>1,335E-01</text:p>
          </table:table-cell>
          <table:table-cell table:number-columns-repeated="248"/>
        </table:table-row>
        <table:table-row table:style-name="ro1">
          <table:table-cell office:value-type="float" office:value="10.05">
            <text:p>1,005E+01</text:p>
          </table:table-cell>
          <table:table-cell table:formula="oooc:=[.B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9]*0.01" office:value-type="float" office:value="0.00435">
            <text:p>4,350E-03</text:p>
          </table:table-cell>
          <table:table-cell office:value-type="float" office:value="13.65">
            <text:p>1,365E+01</text:p>
          </table:table-cell>
          <table:table-cell table:formula="oooc:=[.F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9]" office:value-type="float" office:value="0.1365">
            <text:p>1,365E-01</text:p>
          </table:table-cell>
          <table:table-cell table:number-columns-repeated="248"/>
        </table:table-row>
        <table:table-row table:style-name="ro1">
          <table:table-cell office:value-type="float" office:value="9.75">
            <text:p>9,750E+00</text:p>
          </table:table-cell>
          <table:table-cell table:formula="oooc:=[.B9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0]*0.01" office:value-type="float" office:value="0.00435">
            <text:p>4,350E-03</text:p>
          </table:table-cell>
          <table:table-cell office:value-type="float" office:value="13.95">
            <text:p>1,395E+01</text:p>
          </table:table-cell>
          <table:table-cell table:formula="oooc:=[.F9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0]" office:value-type="float" office:value="0.1395">
            <text:p>1,395E-01</text:p>
          </table:table-cell>
          <table:table-cell table:number-columns-repeated="248"/>
        </table:table-row>
        <table:table-row table:style-name="ro1">
          <table:table-cell office:value-type="float" office:value="9.45">
            <text:p>9,450E+00</text:p>
          </table:table-cell>
          <table:table-cell table:formula="oooc:=[.B10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1]*0.01" office:value-type="float" office:value="0.00435">
            <text:p>4,350E-03</text:p>
          </table:table-cell>
          <table:table-cell office:value-type="float" office:value="14.25">
            <text:p>1,425E+01</text:p>
          </table:table-cell>
          <table:table-cell table:formula="oooc:=[.F10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1]" office:value-type="float" office:value="0.1425">
            <text:p>1,425E-01</text:p>
          </table:table-cell>
          <table:table-cell table:number-columns-repeated="248"/>
        </table:table-row>
        <table:table-row table:style-name="ro1">
          <table:table-cell office:value-type="float" office:value="9.15">
            <text:p>9,150E+00</text:p>
          </table:table-cell>
          <table:table-cell table:formula="oooc:=[.B11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2]*0.01" office:value-type="float" office:value="0.00435">
            <text:p>4,350E-03</text:p>
          </table:table-cell>
          <table:table-cell office:value-type="float" office:value="14.55">
            <text:p>1,455E+01</text:p>
          </table:table-cell>
          <table:table-cell table:formula="oooc:=[.F11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2]" office:value-type="float" office:value="0.1455">
            <text:p>1,455E-01</text:p>
          </table:table-cell>
          <table:table-cell table:number-columns-repeated="248"/>
        </table:table-row>
        <table:table-row table:style-name="ro1">
          <table:table-cell office:value-type="float" office:value="8.85">
            <text:p>8,850E+00</text:p>
          </table:table-cell>
          <table:table-cell table:formula="oooc:=[.B12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3]*0.01" office:value-type="float" office:value="0.00435">
            <text:p>4,350E-03</text:p>
          </table:table-cell>
          <table:table-cell office:value-type="float" office:value="14.85">
            <text:p>1,485E+01</text:p>
          </table:table-cell>
          <table:table-cell table:formula="oooc:=[.F12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3]" office:value-type="float" office:value="0.1485">
            <text:p>1,485E-01</text:p>
          </table:table-cell>
          <table:table-cell table:number-columns-repeated="248"/>
        </table:table-row>
        <table:table-row table:style-name="ro1">
          <table:table-cell office:value-type="float" office:value="8.55">
            <text:p>8,550E+00</text:p>
          </table:table-cell>
          <table:table-cell table:formula="oooc:=[.B13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4]*0.01" office:value-type="float" office:value="0.00435">
            <text:p>4,350E-03</text:p>
          </table:table-cell>
          <table:table-cell office:value-type="float" office:value="15.15">
            <text:p>1,515E+01</text:p>
          </table:table-cell>
          <table:table-cell table:formula="oooc:=[.F13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4]" office:value-type="float" office:value="0.1515">
            <text:p>1,515E-01</text:p>
          </table:table-cell>
          <table:table-cell table:number-columns-repeated="248"/>
        </table:table-row>
        <table:table-row table:style-name="ro1">
          <table:table-cell office:value-type="float" office:value="8.25">
            <text:p>8,250E+00</text:p>
          </table:table-cell>
          <table:table-cell table:formula="oooc:=[.B14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5]*0.01" office:value-type="float" office:value="0.00435">
            <text:p>4,350E-03</text:p>
          </table:table-cell>
          <table:table-cell office:value-type="float" office:value="15.45">
            <text:p>1,545E+01</text:p>
          </table:table-cell>
          <table:table-cell table:formula="oooc:=[.F14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5]" office:value-type="float" office:value="0.1545">
            <text:p>1,545E-01</text:p>
          </table:table-cell>
          <table:table-cell table:number-columns-repeated="248"/>
        </table:table-row>
        <table:table-row table:style-name="ro1">
          <table:table-cell office:value-type="float" office:value="7.95">
            <text:p>7,950E+00</text:p>
          </table:table-cell>
          <table:table-cell table:formula="oooc:=[.B15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6]*0.01" office:value-type="float" office:value="0.00435">
            <text:p>4,350E-03</text:p>
          </table:table-cell>
          <table:table-cell office:value-type="float" office:value="15.75">
            <text:p>1,575E+01</text:p>
          </table:table-cell>
          <table:table-cell table:formula="oooc:=[.F15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6]" office:value-type="float" office:value="0.1575">
            <text:p>1,575E-01</text:p>
          </table:table-cell>
          <table:table-cell table:number-columns-repeated="248"/>
        </table:table-row>
        <table:table-row table:style-name="ro1">
          <table:table-cell office:value-type="float" office:value="7.65">
            <text:p>7,650E+00</text:p>
          </table:table-cell>
          <table:table-cell table:formula="oooc:=[.B16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7]*0.01" office:value-type="float" office:value="0.00435">
            <text:p>4,350E-03</text:p>
          </table:table-cell>
          <table:table-cell office:value-type="float" office:value="16.05">
            <text:p>1,605E+01</text:p>
          </table:table-cell>
          <table:table-cell table:formula="oooc:=[.F16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7]" office:value-type="float" office:value="0.1605">
            <text:p>1,605E-01</text:p>
          </table:table-cell>
          <table:table-cell table:number-columns-repeated="248"/>
        </table:table-row>
        <table:table-row table:style-name="ro1">
          <table:table-cell office:value-type="float" office:value="7.35">
            <text:p>7,350E+00</text:p>
          </table:table-cell>
          <table:table-cell table:formula="oooc:=[.B17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8]*0.01" office:value-type="float" office:value="0.00435">
            <text:p>4,350E-03</text:p>
          </table:table-cell>
          <table:table-cell office:value-type="float" office:value="16.35">
            <text:p>1,635E+01</text:p>
          </table:table-cell>
          <table:table-cell table:formula="oooc:=[.F17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8]" office:value-type="float" office:value="0.1635">
            <text:p>1,635E-01</text:p>
          </table:table-cell>
          <table:table-cell table:number-columns-repeated="248"/>
        </table:table-row>
        <table:table-row table:style-name="ro1">
          <table:table-cell office:value-type="float" office:value="7.05">
            <text:p>7,050E+00</text:p>
          </table:table-cell>
          <table:table-cell table:formula="oooc:=[.B1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9]*0.01" office:value-type="float" office:value="0.00435">
            <text:p>4,350E-03</text:p>
          </table:table-cell>
          <table:table-cell office:value-type="float" office:value="16.65">
            <text:p>1,665E+01</text:p>
          </table:table-cell>
          <table:table-cell table:formula="oooc:=[.F1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9]" office:value-type="float" office:value="0.1665">
            <text:p>1,665E-01</text:p>
          </table:table-cell>
          <table:table-cell table:number-columns-repeated="248"/>
        </table:table-row>
        <table:table-row table:style-name="ro1">
          <table:table-cell office:value-type="float" office:value="6.75">
            <text:p>6,750E+00</text:p>
          </table:table-cell>
          <table:table-cell table:formula="oooc:=[.B19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20]*0.01" office:value-type="float" office:value="0.00435">
            <text:p>4,350E-03</text:p>
          </table:table-cell>
          <table:table-cell office:value-type="float" office:value="16.95">
            <text:p>1,695E+01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0.01*[.E20]" office:value-type="float" office:value="0.1695">
            <text:p>1,695E-01</text:p>
          </table:table-cell>
          <table:table-cell table:number-columns-repeated="248"/>
        </table:table-row>
        <table:table-row table:style-name="ro1">
          <table:table-cell office:value-type="float" office:value="6.45">
            <text:p>6,450E+00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21]*0.01" office:value-type="float" office:value="0.004345">
            <text:p>4,345E-03</text:p>
          </table:table-cell>
          <table:table-cell office:value-type="float" office:value="17.25">
            <text:p>1,725E+01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0.01*[.E21]" office:value-type="float" office:value="0.1725">
            <text:p>1,725E-01</text:p>
          </table:table-cell>
          <table:table-cell table:number-columns-repeated="248"/>
        </table:table-row>
        <table:table-row table:style-name="ro1">
          <table:table-cell office:value-type="float" office:value="6.15">
            <text:p>6,150E+00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22]*0.01" office:value-type="float" office:value="0.004345">
            <text:p>4,345E-03</text:p>
          </table:table-cell>
          <table:table-cell office:value-type="float" office:value="17.55">
            <text:p>1,755E+01</text:p>
          </table:table-cell>
          <table:table-cell office:value-type="float" office:value="0.434">
            <text:p>4,340E-01</text:p>
          </table:table-cell>
          <table:table-cell office:value-type="float" office:value="0.05">
            <text:p>5,000E-02</text:p>
          </table:table-cell>
          <table:table-cell table:formula="oooc:=0.01*[.E22]" office:value-type="float" office:value="0.1755">
            <text:p>1,755E-01</text:p>
          </table:table-cell>
          <table:table-cell table:number-columns-repeated="248"/>
        </table:table-row>
        <table:table-row table:style-name="ro1">
          <table:table-cell office:value-type="float" office:value="5.85">
            <text:p>5,850E+00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23]*0.01" office:value-type="float" office:value="0.004345">
            <text:p>4,345E-03</text:p>
          </table:table-cell>
          <table:table-cell office:value-type="float" office:value="17.85">
            <text:p>1,785E+01</text:p>
          </table:table-cell>
          <table:table-cell office:value-type="float" office:value="0.4335">
            <text:p>4,335E-01</text:p>
          </table:table-cell>
          <table:table-cell office:value-type="float" office:value="0.05">
            <text:p>5,000E-02</text:p>
          </table:table-cell>
          <table:table-cell table:formula="oooc:=0.01*[.E23]" office:value-type="float" office:value="0.1785">
            <text:p>1,785E-01</text:p>
          </table:table-cell>
          <table:table-cell table:number-columns-repeated="248"/>
        </table:table-row>
        <table:table-row table:style-name="ro1">
          <table:table-cell office:value-type="float" office:value="5.55">
            <text:p>5,550E+00</text:p>
          </table:table-cell>
          <table:table-cell office:value-type="float" office:value="0.434">
            <text:p>4,340E-01</text:p>
          </table:table-cell>
          <table:table-cell office:value-type="float" office:value="0.05">
            <text:p>5,000E-02</text:p>
          </table:table-cell>
          <table:table-cell table:formula="oooc:=[.B24]*0.01" office:value-type="float" office:value="0.00434">
            <text:p>4,340E-03</text:p>
          </table:table-cell>
          <table:table-cell office:value-type="float" office:value="18.15">
            <text:p>1,815E+01</text:p>
          </table:table-cell>
          <table:table-cell office:value-type="float" office:value="0.432">
            <text:p>4,320E-01</text:p>
          </table:table-cell>
          <table:table-cell office:value-type="float" office:value="0.05">
            <text:p>5,000E-02</text:p>
          </table:table-cell>
          <table:table-cell table:formula="oooc:=0.01*[.E24]" office:value-type="float" office:value="0.1815">
            <text:p>1,815E-01</text:p>
          </table:table-cell>
          <table:table-cell table:number-columns-repeated="248"/>
        </table:table-row>
        <table:table-row table:style-name="ro1">
          <table:table-cell office:value-type="float" office:value="5.25">
            <text:p>5,250E+00</text:p>
          </table:table-cell>
          <table:table-cell office:value-type="float" office:value="0.4325">
            <text:p>4,325E-01</text:p>
          </table:table-cell>
          <table:table-cell office:value-type="float" office:value="0.05">
            <text:p>5,000E-02</text:p>
          </table:table-cell>
          <table:table-cell table:formula="oooc:=[.B25]*0.01" office:value-type="float" office:value="0.004325">
            <text:p>4,325E-03</text:p>
          </table:table-cell>
          <table:table-cell office:value-type="float" office:value="18.45">
            <text:p>1,845E+01</text:p>
          </table:table-cell>
          <table:table-cell office:value-type="float" office:value="0.429">
            <text:p>4,290E-01</text:p>
          </table:table-cell>
          <table:table-cell office:value-type="float" office:value="0.05">
            <text:p>5,000E-02</text:p>
          </table:table-cell>
          <table:table-cell table:formula="oooc:=0.01*[.E25]" office:value-type="float" office:value="0.1845">
            <text:p>1,845E-01</text:p>
          </table:table-cell>
          <table:table-cell table:number-columns-repeated="248"/>
        </table:table-row>
        <table:table-row table:style-name="ro1">
          <table:table-cell office:value-type="float" office:value="4.85">
            <text:p>4,850E+00</text:p>
          </table:table-cell>
          <table:table-cell office:value-type="float" office:value="0.4255">
            <text:p>4,255E-01</text:p>
          </table:table-cell>
          <table:table-cell office:value-type="float" office:value="0.05">
            <text:p>5,000E-02</text:p>
          </table:table-cell>
          <table:table-cell table:formula="oooc:=[.B26]*0.01" office:value-type="float" office:value="0.004255">
            <text:p>4,255E-03</text:p>
          </table:table-cell>
          <table:table-cell office:value-type="float" office:value="18.75">
            <text:p>1,875E+01</text:p>
          </table:table-cell>
          <table:table-cell office:value-type="float" office:value="0.419">
            <text:p>4,190E-01</text:p>
          </table:table-cell>
          <table:table-cell office:value-type="float" office:value="0.05">
            <text:p>5,000E-02</text:p>
          </table:table-cell>
          <table:table-cell table:formula="oooc:=0.01*[.E26]" office:value-type="float" office:value="0.1875">
            <text:p>1,875E-01</text:p>
          </table:table-cell>
          <table:table-cell table:number-columns-repeated="248"/>
        </table:table-row>
        <table:table-row table:style-name="ro1">
          <table:table-cell office:value-type="float" office:value="4.55">
            <text:p>4,550E+00</text:p>
          </table:table-cell>
          <table:table-cell office:value-type="float" office:value="0.407">
            <text:p>4,070E-01</text:p>
          </table:table-cell>
          <table:table-cell office:value-type="float" office:value="0.05">
            <text:p>5,000E-02</text:p>
          </table:table-cell>
          <table:table-cell table:formula="oooc:=[.B27]*0.01" office:value-type="float" office:value="0.00407">
            <text:p>4,070E-03</text:p>
          </table:table-cell>
          <table:table-cell office:value-type="float" office:value="19.05">
            <text:p>1,905E+01</text:p>
          </table:table-cell>
          <table:table-cell office:value-type="float" office:value="0.3925">
            <text:p>3,925E-01</text:p>
          </table:table-cell>
          <table:table-cell office:value-type="float" office:value="0.05">
            <text:p>5,000E-02</text:p>
          </table:table-cell>
          <table:table-cell table:formula="oooc:=0.01*[.E27]" office:value-type="float" office:value="0.1905">
            <text:p>1,905E-01</text:p>
          </table:table-cell>
          <table:table-cell table:number-columns-repeated="248"/>
        </table:table-row>
        <table:table-row table:style-name="ro1">
          <table:table-cell office:value-type="float" office:value="4.15">
            <text:p>4,150E+00</text:p>
          </table:table-cell>
          <table:table-cell office:value-type="float" office:value="0.3405">
            <text:p>3,405E-01</text:p>
          </table:table-cell>
          <table:table-cell office:value-type="float" office:value="0.05">
            <text:p>5,000E-02</text:p>
          </table:table-cell>
          <table:table-cell table:formula="oooc:=[.B28]*0.01" office:value-type="float" office:value="0.003405">
            <text:p>3,405E-03</text:p>
          </table:table-cell>
          <table:table-cell office:value-type="float" office:value="19.35">
            <text:p>1,935E+01</text:p>
          </table:table-cell>
          <table:table-cell office:value-type="float" office:value="0.339">
            <text:p>3,390E-01</text:p>
          </table:table-cell>
          <table:table-cell office:value-type="float" office:value="0.05">
            <text:p>5,000E-02</text:p>
          </table:table-cell>
          <table:table-cell table:formula="oooc:=0.01*[.E28]" office:value-type="float" office:value="0.1935">
            <text:p>1,935E-01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3. Wasserstoff</text:p>
          </table:table-cell>
          <table:table-cell table:number-columns-repeated="255"/>
        </table:table-row>
        <table:table-row table:style-name="ro1">
          <table:table-cell office:value-type="string">
            <text:p>x[cm]</text:p>
          </table:table-cell>
          <table:table-cell office:value-type="string">
            <text:p>fres[Mhz]</text:p>
          </table:table-cell>
          <table:table-cell office:value-type="string">
            <text:p>sx[cm]</text:p>
          </table:table-cell>
          <table:table-cell office:value-type="string">
            <text:p>sf[Mhz]</text:p>
          </table:table-cell>
          <table:table-cell office:value-type="string">
            <text:p>y[cm]</text:p>
          </table:table-cell>
          <table:table-cell office:value-type="string">
            <text:p>fres[Mhz]</text:p>
          </table:table-cell>
          <table:table-cell office:value-type="string">
            <text:p>sy[cm]</text:p>
          </table:table-cell>
          <table:table-cell office:value-type="string">
            <text:p>sf[Mhz]</text:p>
          </table:table-cell>
          <table:table-cell table:number-columns-repeated="248"/>
        </table:table-row>
        <table:table-row table:style-name="ro1">
          <table:table-cell office:value-type="float" office:value="15.8">
            <text:p>1,580E+01</text:p>
          </table:table-cell>
          <table:table-cell table:style-name="ce2" office:value-type="float" office:value="18.205">
            <text:p>1,8205E+01</text:p>
          </table:table-cell>
          <table:table-cell office:value-type="float" office:value="0.05">
            <text:p>5,000E-02</text:p>
          </table:table-cell>
          <table:table-cell table:formula="oooc:=0.01*[.B32]" office:value-type="float" office:value="0.18205">
            <text:p>1,821E-01</text:p>
          </table:table-cell>
          <table:table-cell office:value-type="float" office:value="13.5">
            <text:p>1,350E+01</text:p>
          </table:table-cell>
          <table:table-cell table:style-name="ce2" office:value-type="float" office:value="18.216">
            <text:p>1,8216E+01</text:p>
          </table:table-cell>
          <table:table-cell office:value-type="float" office:value="0.05">
            <text:p>5,000E-02</text:p>
          </table:table-cell>
          <table:table-cell table:formula="oooc:=[.F32]*0.01" office:value-type="float" office:value="0.18216">
            <text:p>1,822E-01</text:p>
          </table:table-cell>
          <table:table-cell table:number-columns-repeated="248"/>
        </table:table-row>
        <table:table-row table:style-name="ro1">
          <table:table-cell office:value-type="float" office:value="15.5">
            <text:p>1,550E+01</text:p>
          </table:table-cell>
          <table:table-cell table:style-name="ce2" office:value-type="float" office:value="18.205">
            <text:p>1,8205E+01</text:p>
          </table:table-cell>
          <table:table-cell office:value-type="float" office:value="0.05">
            <text:p>5,000E-02</text:p>
          </table:table-cell>
          <table:table-cell table:formula="oooc:=0.01*[.B33]" office:value-type="float" office:value="0.18205">
            <text:p>1,821E-01</text:p>
          </table:table-cell>
          <table:table-cell office:value-type="float" office:value="14">
            <text:p>1,400E+01</text:p>
          </table:table-cell>
          <table:table-cell table:style-name="ce2" office:value-type="float" office:value="18.215">
            <text:p>1,8215E+01</text:p>
          </table:table-cell>
          <table:table-cell office:value-type="float" office:value="0.05">
            <text:p>5,000E-02</text:p>
          </table:table-cell>
          <table:table-cell table:formula="oooc:=[.F33]*0.01" office:value-type="float" office:value="0.18215">
            <text:p>1,822E-01</text:p>
          </table:table-cell>
          <table:table-cell table:number-columns-repeated="248"/>
        </table:table-row>
        <table:table-row table:style-name="ro1">
          <table:table-cell office:value-type="float" office:value="15">
            <text:p>1,500E+01</text:p>
          </table:table-cell>
          <table:table-cell table:style-name="ce2" office:value-type="float" office:value="18.204">
            <text:p>1,8204E+01</text:p>
          </table:table-cell>
          <table:table-cell office:value-type="float" office:value="0.05">
            <text:p>5,000E-02</text:p>
          </table:table-cell>
          <table:table-cell table:formula="oooc:=0.01*[.B34]" office:value-type="float" office:value="0.18204">
            <text:p>1,820E-01</text:p>
          </table:table-cell>
          <table:table-cell office:value-type="float" office:value="14.5">
            <text:p>1,450E+01</text:p>
          </table:table-cell>
          <table:table-cell table:style-name="ce2" office:value-type="float" office:value="18.209">
            <text:p>1,8209E+01</text:p>
          </table:table-cell>
          <table:table-cell office:value-type="float" office:value="0.05">
            <text:p>5,000E-02</text:p>
          </table:table-cell>
          <table:table-cell table:formula="oooc:=[.F34]*0.01" office:value-type="float" office:value="0.18209">
            <text:p>1,821E-01</text:p>
          </table:table-cell>
          <table:table-cell table:number-columns-repeated="248"/>
        </table:table-row>
        <table:table-row table:style-name="ro1">
          <table:table-cell office:value-type="float" office:value="14.5">
            <text:p>1,450E+01</text:p>
          </table:table-cell>
          <table:table-cell table:style-name="ce2" office:value-type="float" office:value="18.202">
            <text:p>1,8202E+01</text:p>
          </table:table-cell>
          <table:table-cell office:value-type="float" office:value="0.05">
            <text:p>5,000E-02</text:p>
          </table:table-cell>
          <table:table-cell table:formula="oooc:=0.01*[.B35]" office:value-type="float" office:value="0.18202">
            <text:p>1,820E-01</text:p>
          </table:table-cell>
          <table:table-cell office:value-type="float" office:value="15">
            <text:p>1,500E+01</text:p>
          </table:table-cell>
          <table:table-cell table:style-name="ce2" office:value-type="float" office:value="18.203">
            <text:p>1,8203E+01</text:p>
          </table:table-cell>
          <table:table-cell office:value-type="float" office:value="0.05">
            <text:p>5,000E-02</text:p>
          </table:table-cell>
          <table:table-cell table:formula="oooc:=[.F35]*0.01" office:value-type="float" office:value="0.18203">
            <text:p>1,820E-01</text:p>
          </table:table-cell>
          <table:table-cell table:number-columns-repeated="248"/>
        </table:table-row>
        <table:table-row table:style-name="ro1">
          <table:table-cell office:value-type="float" office:value="14">
            <text:p>1,400E+01</text:p>
          </table:table-cell>
          <table:table-cell table:style-name="ce2" office:value-type="float" office:value="18.2">
            <text:p>1,8200E+01</text:p>
          </table:table-cell>
          <table:table-cell office:value-type="float" office:value="0.05">
            <text:p>5,000E-02</text:p>
          </table:table-cell>
          <table:table-cell table:formula="oooc:=0.01*[.B36]" office:value-type="float" office:value="0.182">
            <text:p>1,820E-01</text:p>
          </table:table-cell>
          <table:table-cell table:formula="oooc:=[.E35]+0.5" office:value-type="float" office:value="15.5">
            <text:p>1,550E+01</text:p>
          </table:table-cell>
          <table:table-cell table:style-name="ce2" office:value-type="float" office:value="18.199">
            <text:p>1,8199E+01</text:p>
          </table:table-cell>
          <table:table-cell office:value-type="float" office:value="0.05">
            <text:p>5,000E-02</text:p>
          </table:table-cell>
          <table:table-cell table:formula="oooc:=[.F36]*0.01" office:value-type="float" office:value="0.18199">
            <text:p>1,820E-01</text:p>
          </table:table-cell>
          <table:table-cell table:number-columns-repeated="248"/>
        </table:table-row>
        <table:table-row table:style-name="ro1">
          <table:table-cell office:value-type="float" office:value="13.5">
            <text:p>1,350E+01</text:p>
          </table:table-cell>
          <table:table-cell table:style-name="ce2" office:value-type="float" office:value="18.197">
            <text:p>1,8197E+01</text:p>
          </table:table-cell>
          <table:table-cell office:value-type="float" office:value="0.05">
            <text:p>5,000E-02</text:p>
          </table:table-cell>
          <table:table-cell table:formula="oooc:=0.01*[.B37]" office:value-type="float" office:value="0.18197">
            <text:p>1,820E-01</text:p>
          </table:table-cell>
          <table:table-cell table:formula="oooc:=[.E36]+0.5" office:value-type="float" office:value="16">
            <text:p>1,600E+01</text:p>
          </table:table-cell>
          <table:table-cell table:style-name="ce2" office:value-type="float" office:value="18.195">
            <text:p>1,8195E+01</text:p>
          </table:table-cell>
          <table:table-cell office:value-type="float" office:value="0.05">
            <text:p>5,000E-02</text:p>
          </table:table-cell>
          <table:table-cell table:formula="oooc:=[.F37]*0.01" office:value-type="float" office:value="0.18195">
            <text:p>1,820E-01</text:p>
          </table:table-cell>
          <table:table-cell table:number-columns-repeated="248"/>
        </table:table-row>
        <table:table-row table:style-name="ro1">
          <table:table-cell office:value-type="float" office:value="13">
            <text:p>1,300E+01</text:p>
          </table:table-cell>
          <table:table-cell table:style-name="ce2" office:value-type="float" office:value="18.197">
            <text:p>1,8197E+01</text:p>
          </table:table-cell>
          <table:table-cell office:value-type="float" office:value="0.05">
            <text:p>5,000E-02</text:p>
          </table:table-cell>
          <table:table-cell table:formula="oooc:=0.01*[.B38]" office:value-type="float" office:value="0.18197">
            <text:p>1,820E-01</text:p>
          </table:table-cell>
          <table:table-cell table:formula="oooc:=[.E37]+0.5" office:value-type="float" office:value="16.5">
            <text:p>1,650E+01</text:p>
          </table:table-cell>
          <table:table-cell table:style-name="ce2" office:value-type="float" office:value="18.189">
            <text:p>1,8189E+01</text:p>
          </table:table-cell>
          <table:table-cell office:value-type="float" office:value="0.05">
            <text:p>5,000E-02</text:p>
          </table:table-cell>
          <table:table-cell table:formula="oooc:=[.F38]*0.01" office:value-type="float" office:value="0.18189">
            <text:p>1,819E-01</text:p>
          </table:table-cell>
          <table:table-cell table:number-columns-repeated="248"/>
        </table:table-row>
        <table:table-row table:style-name="ro1">
          <table:table-cell office:value-type="float" office:value="12.5">
            <text:p>1,250E+01</text:p>
          </table:table-cell>
          <table:table-cell table:style-name="ce2" office:value-type="float" office:value="18.195">
            <text:p>1,8195E+01</text:p>
          </table:table-cell>
          <table:table-cell office:value-type="float" office:value="0.05">
            <text:p>5,000E-02</text:p>
          </table:table-cell>
          <table:table-cell table:formula="oooc:=0.01*[.B39]" office:value-type="float" office:value="0.18195">
            <text:p>1,820E-01</text:p>
          </table:table-cell>
          <table:table-cell table:formula="oooc:=[.E38]+0.5" office:value-type="float" office:value="17">
            <text:p>1,700E+01</text:p>
          </table:table-cell>
          <table:table-cell table:style-name="ce2" office:value-type="float" office:value="18.183">
            <text:p>1,8183E+01</text:p>
          </table:table-cell>
          <table:table-cell office:value-type="float" office:value="0.05">
            <text:p>5,000E-02</text:p>
          </table:table-cell>
          <table:table-cell table:formula="oooc:=[.F39]*0.01" office:value-type="float" office:value="0.18183">
            <text:p>1,818E-01</text:p>
          </table:table-cell>
          <table:table-cell table:number-columns-repeated="248"/>
        </table:table-row>
        <table:table-row table:style-name="ro1">
          <table:table-cell office:value-type="float" office:value="12">
            <text:p>1,200E+01</text:p>
          </table:table-cell>
          <table:table-cell table:style-name="ce2" office:value-type="float" office:value="18.192">
            <text:p>1,8192E+01</text:p>
          </table:table-cell>
          <table:table-cell office:value-type="float" office:value="0.05">
            <text:p>5,000E-02</text:p>
          </table:table-cell>
          <table:table-cell table:formula="oooc:=0.01*[.B40]" office:value-type="float" office:value="0.18192">
            <text:p>1,819E-01</text:p>
          </table:table-cell>
          <table:table-cell table:formula="oooc:=[.E39]+0.5" office:value-type="float" office:value="17.5">
            <text:p>1,750E+01</text:p>
          </table:table-cell>
          <table:table-cell table:style-name="ce2" office:value-type="float" office:value="18.171">
            <text:p>1,8171E+01</text:p>
          </table:table-cell>
          <table:table-cell office:value-type="float" office:value="0.05">
            <text:p>5,000E-02</text:p>
          </table:table-cell>
          <table:table-cell table:formula="oooc:=[.F40]*0.01" office:value-type="float" office:value="0.18171">
            <text:p>1,817E-01</text:p>
          </table:table-cell>
          <table:table-cell table:number-columns-repeated="248"/>
        </table:table-row>
        <table:table-row table:style-name="ro1">
          <table:table-cell office:value-type="float" office:value="11.5">
            <text:p>1,150E+01</text:p>
          </table:table-cell>
          <table:table-cell table:style-name="ce2" office:value-type="float" office:value="18.183">
            <text:p>1,8183E+01</text:p>
          </table:table-cell>
          <table:table-cell office:value-type="float" office:value="0.05">
            <text:p>5,000E-02</text:p>
          </table:table-cell>
          <table:table-cell table:formula="oooc:=0.01*[.B41]" office:value-type="float" office:value="0.18183">
            <text:p>1,818E-0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4.Differentielle Abtastung</text:p>
          </table:table-cell>
          <table:table-cell table:number-columns-repeated="255"/>
        </table:table-row>
        <table:table-row table:style-name="ro1">
          <table:table-cell office:value-type="string">
            <text:p>t[s]</text:p>
          </table:table-cell>
          <table:table-cell office:value-type="string">
            <text:p>fres[Mhz]</text:p>
          </table:table-cell>
          <table:table-cell office:value-type="string">
            <text:p>st[s]</text:p>
          </table:table-cell>
          <table:table-cell office:value-type="string">
            <text:p>sf[Mhz]</text:p>
          </table:table-cell>
          <table:table-cell table:number-columns-repeated="252"/>
        </table:table-row>
        <table:table-row table:style-name="ro1">
          <table:table-cell office:value-type="float" office:value="1.24">
            <text:p>1,240E+00</text:p>
          </table:table-cell>
          <table:table-cell table:style-name="ce3" office:value-type="float" office:value="18.146">
            <text:p>1,81460E+01</text:p>
          </table:table-cell>
          <table:table-cell table:formula="oooc:=0.0001*[.A45]" office:value-type="float" office:value="0.000124">
            <text:p>1,240E-04</text:p>
          </table:table-cell>
          <table:table-cell table:formula="oooc:=0.001*[.B45]" office:value-type="float" office:value="0.018146">
            <text:p>1,815E-02</text:p>
          </table:table-cell>
          <table:table-cell table:number-columns-repeated="252"/>
        </table:table-row>
        <table:table-row table:style-name="ro1">
          <table:table-cell office:value-type="float" office:value="2.195">
            <text:p>2,195E+00</text:p>
          </table:table-cell>
          <table:table-cell table:style-name="ce3" office:value-type="float" office:value="18.1495">
            <text:p>1,81495E+01</text:p>
          </table:table-cell>
          <table:table-cell table:formula="oooc:=0.0001*[.A46]" office:value-type="float" office:value="0.0002195">
            <text:p>2,195E-04</text:p>
          </table:table-cell>
          <table:table-cell table:formula="oooc:=0.001*[.B46]" office:value-type="float" office:value="0.0181495">
            <text:p>1,815E-02</text:p>
          </table:table-cell>
          <table:table-cell table:number-columns-repeated="252"/>
        </table:table-row>
        <table:table-row table:style-name="ro1">
          <table:table-cell office:value-type="float" office:value="2.525">
            <text:p>2,525E+00</text:p>
          </table:table-cell>
          <table:table-cell table:style-name="ce3" office:value-type="float" office:value="18.1597">
            <text:p>1,81597E+01</text:p>
          </table:table-cell>
          <table:table-cell table:formula="oooc:=0.0001*[.A47]" office:value-type="float" office:value="0.0002525">
            <text:p>2,525E-04</text:p>
          </table:table-cell>
          <table:table-cell table:formula="oooc:=0.001*[.B47]" office:value-type="float" office:value="0.0181597">
            <text:p>1,816E-02</text:p>
          </table:table-cell>
          <table:table-cell table:number-columns-repeated="252"/>
        </table:table-row>
        <table:table-row table:style-name="ro1">
          <table:table-cell office:value-type="float" office:value="2.83">
            <text:p>2,830E+00</text:p>
          </table:table-cell>
          <table:table-cell table:style-name="ce3" office:value-type="float" office:value="18.164">
            <text:p>1,81640E+01</text:p>
          </table:table-cell>
          <table:table-cell table:formula="oooc:=0.0001*[.A48]" office:value-type="float" office:value="0.000283">
            <text:p>2,830E-04</text:p>
          </table:table-cell>
          <table:table-cell table:formula="oooc:=0.001*[.B48]" office:value-type="float" office:value="0.018164">
            <text:p>1,816E-02</text:p>
          </table:table-cell>
          <table:table-cell table:number-columns-repeated="252"/>
        </table:table-row>
        <table:table-row table:style-name="ro1">
          <table:table-cell office:value-type="float" office:value="3.075">
            <text:p>3,075E+00</text:p>
          </table:table-cell>
          <table:table-cell table:style-name="ce3" office:value-type="float" office:value="18.168">
            <text:p>1,81680E+01</text:p>
          </table:table-cell>
          <table:table-cell table:formula="oooc:=0.0001*[.A49]" office:value-type="float" office:value="0.0003075">
            <text:p>3,075E-04</text:p>
          </table:table-cell>
          <table:table-cell table:formula="oooc:=0.001*[.B49]" office:value-type="float" office:value="0.018168">
            <text:p>1,817E-02</text:p>
          </table:table-cell>
          <table:table-cell table:number-columns-repeated="252"/>
        </table:table-row>
        <table:table-row table:style-name="ro1">
          <table:table-cell office:value-type="float" office:value="3.205">
            <text:p>3,205E+00</text:p>
          </table:table-cell>
          <table:table-cell table:style-name="ce3" office:value-type="float" office:value="18.17">
            <text:p>1,81700E+01</text:p>
          </table:table-cell>
          <table:table-cell table:formula="oooc:=0.0001*[.A50]" office:value-type="float" office:value="0.0003205">
            <text:p>3,205E-04</text:p>
          </table:table-cell>
          <table:table-cell table:formula="oooc:=0.001*[.B50]" office:value-type="float" office:value="0.01817">
            <text:p>1,817E-02</text:p>
          </table:table-cell>
          <table:table-cell table:number-columns-repeated="252"/>
        </table:table-row>
        <table:table-row table:style-name="ro1">
          <table:table-cell office:value-type="float" office:value="4.13">
            <text:p>4,130E+00</text:p>
          </table:table-cell>
          <table:table-cell table:style-name="ce3" office:value-type="float" office:value="18.182">
            <text:p>1,81820E+01</text:p>
          </table:table-cell>
          <table:table-cell table:formula="oooc:=0.0001*[.A51]" office:value-type="float" office:value="0.000413">
            <text:p>4,130E-04</text:p>
          </table:table-cell>
          <table:table-cell table:formula="oooc:=0.001*[.B51]" office:value-type="float" office:value="0.018182">
            <text:p>1,818E-02</text:p>
          </table:table-cell>
          <table:table-cell table:number-columns-repeated="252"/>
        </table:table-row>
        <table:table-row table:style-name="ro1">
          <table:table-cell office:value-type="float" office:value="3.783">
            <text:p>3,783E+00</text:p>
          </table:table-cell>
          <table:table-cell table:style-name="ce3" office:value-type="float" office:value="18.177">
            <text:p>1,81770E+01</text:p>
          </table:table-cell>
          <table:table-cell table:formula="oooc:=0.0001*[.A52]" office:value-type="float" office:value="0.0003783">
            <text:p>3,783E-04</text:p>
          </table:table-cell>
          <table:table-cell table:formula="oooc:=0.001*[.B52]" office:value-type="float" office:value="0.018177">
            <text:p>1,818E-02</text:p>
          </table:table-cell>
          <table:table-cell table:number-columns-repeated="252"/>
        </table:table-row>
        <table:table-row table:style-name="ro1">
          <table:table-cell office:value-type="float" office:value="4.203">
            <text:p>4,203E+00</text:p>
          </table:table-cell>
          <table:table-cell table:style-name="ce3" office:value-type="float" office:value="18.1835">
            <text:p>1,81835E+01</text:p>
          </table:table-cell>
          <table:table-cell table:formula="oooc:=0.0001*[.A53]" office:value-type="float" office:value="0.0004203">
            <text:p>4,203E-04</text:p>
          </table:table-cell>
          <table:table-cell table:formula="oooc:=0.001*[.B53]" office:value-type="float" office:value="0.0181835">
            <text:p>1,818E-02</text:p>
          </table:table-cell>
          <table:table-cell table:number-columns-repeated="252"/>
        </table:table-row>
        <table:table-row table:style-name="ro1">
          <table:table-cell office:value-type="float" office:value="4.533">
            <text:p>4,533E+00</text:p>
          </table:table-cell>
          <table:table-cell table:style-name="ce3" office:value-type="float" office:value="18.188">
            <text:p>1,81880E+01</text:p>
          </table:table-cell>
          <table:table-cell table:formula="oooc:=0.0001*[.A54]" office:value-type="float" office:value="0.0004533">
            <text:p>4,533E-04</text:p>
          </table:table-cell>
          <table:table-cell table:formula="oooc:=0.001*[.B54]" office:value-type="float" office:value="0.018188">
            <text:p>1,819E-02</text:p>
          </table:table-cell>
          <table:table-cell table:number-columns-repeated="252"/>
        </table:table-row>
        <table:table-row table:style-name="ro1">
          <table:table-cell office:value-type="float" office:value="5.038">
            <text:p>5,038E+00</text:p>
          </table:table-cell>
          <table:table-cell table:style-name="ce3" office:value-type="float" office:value="18.19555">
            <text:p>1,81956E+01</text:p>
          </table:table-cell>
          <table:table-cell table:formula="oooc:=0.0001*[.A55]" office:value-type="float" office:value="0.0005038">
            <text:p>5,038E-04</text:p>
          </table:table-cell>
          <table:table-cell table:formula="oooc:=0.001*[.B55]" office:value-type="float" office:value="0.01819555">
            <text:p>1,820E-02</text:p>
          </table:table-cell>
          <table:table-cell table:number-columns-repeated="252"/>
        </table:table-row>
        <table:table-row table:style-name="ro1">
          <table:table-cell office:value-type="float" office:value="4.91">
            <text:p>4,910E+00</text:p>
          </table:table-cell>
          <table:table-cell table:style-name="ce3" office:value-type="float" office:value="18.193">
            <text:p>1,81930E+01</text:p>
          </table:table-cell>
          <table:table-cell table:formula="oooc:=0.0001*[.A56]" office:value-type="float" office:value="0.000491">
            <text:p>4,910E-04</text:p>
          </table:table-cell>
          <table:table-cell table:formula="oooc:=0.001*[.B56]" office:value-type="float" office:value="0.018193">
            <text:p>1,819E-02</text:p>
          </table:table-cell>
          <table:table-cell table:number-columns-repeated="252"/>
        </table:table-row>
        <table:table-row table:style-name="ro1">
          <table:table-cell office:value-type="float" office:value="5.413">
            <text:p>5,413E+00</text:p>
          </table:table-cell>
          <table:table-cell table:style-name="ce3" office:value-type="float" office:value="18.2">
            <text:p>1,82000E+01</text:p>
          </table:table-cell>
          <table:table-cell table:formula="oooc:=0.0001*[.A57]" office:value-type="float" office:value="0.0005413">
            <text:p>5,413E-04</text:p>
          </table:table-cell>
          <table:table-cell table:formula="oooc:=0.001*[.B57]" office:value-type="float" office:value="0.0182">
            <text:p>1,820E-02</text:p>
          </table:table-cell>
          <table:table-cell table:number-columns-repeated="252"/>
        </table:table-row>
        <table:table-row table:style-name="ro1">
          <table:table-cell office:value-type="float" office:value="5.775">
            <text:p>5,775E+00</text:p>
          </table:table-cell>
          <table:table-cell table:style-name="ce3" office:value-type="float" office:value="18.2055">
            <text:p>1,82055E+01</text:p>
          </table:table-cell>
          <table:table-cell table:formula="oooc:=0.0001*[.A58]" office:value-type="float" office:value="0.0005775">
            <text:p>5,775E-04</text:p>
          </table:table-cell>
          <table:table-cell table:formula="oooc:=0.001*[.B58]" office:value-type="float" office:value="0.0182055">
            <text:p>1,821E-02</text:p>
          </table:table-cell>
          <table:table-cell table:number-columns-repeated="252"/>
        </table:table-row>
        <table:table-row table:style-name="ro1">
          <table:table-cell office:value-type="float" office:value="6.295">
            <text:p>6,295E+00</text:p>
          </table:table-cell>
          <table:table-cell table:style-name="ce3" office:value-type="float" office:value="18.212">
            <text:p>1,82120E+01</text:p>
          </table:table-cell>
          <table:table-cell table:formula="oooc:=0.0001*[.A59]" office:value-type="float" office:value="0.0006295">
            <text:p>6,295E-04</text:p>
          </table:table-cell>
          <table:table-cell table:formula="oooc:=0.001*[.B59]" office:value-type="float" office:value="0.018212">
            <text:p>1,821E-02</text:p>
          </table:table-cell>
          <table:table-cell table:number-columns-repeated="252"/>
        </table:table-row>
        <table:table-row table:style-name="ro1">
          <table:table-cell office:value-type="float" office:value="6.598">
            <text:p>6,598E+00</text:p>
          </table:table-cell>
          <table:table-cell table:style-name="ce3" office:value-type="float" office:value="18.217">
            <text:p>1,82170E+01</text:p>
          </table:table-cell>
          <table:table-cell table:formula="oooc:=0.0001*[.A60]" office:value-type="float" office:value="0.0006598">
            <text:p>6,598E-04</text:p>
          </table:table-cell>
          <table:table-cell table:formula="oooc:=0.001*[.B60]" office:value-type="float" office:value="0.018217">
            <text:p>1,822E-02</text:p>
          </table:table-cell>
          <table:table-cell table:number-columns-repeated="252"/>
        </table:table-row>
        <table:table-row table:style-name="ro1">
          <table:table-cell office:value-type="float" office:value="7.003">
            <text:p>7,003E+00</text:p>
          </table:table-cell>
          <table:table-cell table:style-name="ce3" office:value-type="float" office:value="18.223">
            <text:p>1,82230E+01</text:p>
          </table:table-cell>
          <table:table-cell table:formula="oooc:=0.0001*[.A61]" office:value-type="float" office:value="0.0007003">
            <text:p>7,003E-04</text:p>
          </table:table-cell>
          <table:table-cell table:formula="oooc:=0.001*[.B61]" office:value-type="float" office:value="0.018223">
            <text:p>1,822E-02</text:p>
          </table:table-cell>
          <table:table-cell table:number-columns-repeated="252"/>
        </table:table-row>
        <table:table-row table:style-name="ro1">
          <table:table-cell office:value-type="float" office:value="7.535">
            <text:p>7,535E+00</text:p>
          </table:table-cell>
          <table:table-cell table:style-name="ce3" office:value-type="float" office:value="18.2295">
            <text:p>1,82295E+01</text:p>
          </table:table-cell>
          <table:table-cell table:formula="oooc:=0.0001*[.A62]" office:value-type="float" office:value="0.0007535">
            <text:p>7,535E-04</text:p>
          </table:table-cell>
          <table:table-cell table:formula="oooc:=0.001*[.B62]" office:value-type="float" office:value="0.0182295">
            <text:p>1,823E-02</text:p>
          </table:table-cell>
          <table:table-cell table:number-columns-repeated="252"/>
        </table:table-row>
        <table:table-row table:style-name="ro1">
          <table:table-cell office:value-type="float" office:value="7.883">
            <text:p>7,883E+00</text:p>
          </table:table-cell>
          <table:table-cell table:style-name="ce3" office:value-type="float" office:value="18.235">
            <text:p>1,82350E+01</text:p>
          </table:table-cell>
          <table:table-cell table:formula="oooc:=0.0001*[.A63]" office:value-type="float" office:value="0.0007883">
            <text:p>7,883E-04</text:p>
          </table:table-cell>
          <table:table-cell table:formula="oooc:=0.001*[.B63]" office:value-type="float" office:value="0.018235">
            <text:p>1,824E-02</text:p>
          </table:table-cell>
          <table:table-cell table:number-columns-repeated="252"/>
        </table:table-row>
        <table:table-row table:style-name="ro1">
          <table:table-cell office:value-type="float" office:value="8.213">
            <text:p>8,213E+00</text:p>
          </table:table-cell>
          <table:table-cell table:style-name="ce3" office:value-type="float" office:value="18.2395">
            <text:p>1,82395E+01</text:p>
          </table:table-cell>
          <table:table-cell table:formula="oooc:=0.0001*[.A64]" office:value-type="float" office:value="0.0008213">
            <text:p>8,213E-04</text:p>
          </table:table-cell>
          <table:table-cell table:formula="oooc:=0.001*[.B64]" office:value-type="float" office:value="0.0182395">
            <text:p>1,824E-02</text:p>
          </table:table-cell>
          <table:table-cell table:number-columns-repeated="252"/>
        </table:table-row>
        <table:table-row table:style-name="ro1">
          <table:table-cell office:value-type="float" office:value="8.935">
            <text:p>8,935E+00</text:p>
          </table:table-cell>
          <table:table-cell table:style-name="ce3" office:value-type="float" office:value="18.2495">
            <text:p>1,82495E+01</text:p>
          </table:table-cell>
          <table:table-cell table:formula="oooc:=0.0001*[.A65]" office:value-type="float" office:value="0.0008935">
            <text:p>8,935E-04</text:p>
          </table:table-cell>
          <table:table-cell table:formula="oooc:=0.001*[.B65]" office:value-type="float" office:value="0.0182495">
            <text:p>1,825E-02</text:p>
          </table:table-cell>
          <table:table-cell table:number-columns-repeated="252"/>
        </table:table-row>
        <table:table-row table:style-name="ro1" table:number-rows-repeated="654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scientific-number number:decimal-places="4" number:min-integer-digits="1" number:min-exponent-digits="2"/>
    </number:number-style>
    <number:number-style style:name="N108">
      <number:scientific-number number:decimal-places="3" number:min-integer-digits="1" number:min-exponent-digits="2"/>
    </number:number-style>
    <number:number-style style:name="N109">
      <number:scientific-number number:decimal-places="5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5">05.12.2009</text:date>, <text:time>19:1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Kremser</meta:initial-creator>
    <meta:creation-date>2009-12-05T18:35:59</meta:creation-date>
    <dc:creator>Paul Kremser</dc:creator>
    <dc:date>2009-12-05T19:13:20</dc:date>
    <meta:editing-cycles>3</meta:editing-cycles>
    <meta:editing-duration>PT37M22S</meta:editing-duration>
    <meta:user-defined meta:name="Info 1"/>
    <meta:user-defined meta:name="Info 2"/>
    <meta:user-defined meta:name="Info 3"/>
    <meta:user-defined meta:name="Info 4"/>
    <meta:document-statistic meta:table-count="3" meta:cell-count="400"/>
  </office:meta>
</office:document-meta>
</file>